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Proza Libre light" svg:font-family="'Proza Libre light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635a51" style:font-name="Proza Libre light" fo:font-size="20pt" fo:language="en" fo:country="US" style:text-underline-style="none" fo:font-weight="bold" style:font-size-asian="20pt" style:font-weight-asian="bold" style:font-name-complex="Proza Libre light" style:font-size-complex="20pt" style:font-weight-complex="bold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in" fo:margin-bottom="0.028in" fo:line-height="95%" fo:text-align="justify"/>
    </style:style>
    <style:style style:name="P7" style:family="paragraph">
      <loext:graphic-properties draw:fill="none" draw:fill-color="#ffffff"/>
      <style:paragraph-properties fo:margin-top="0in" fo:margin-bottom="0.028in" fo:line-height="95%" fo:text-align="justify" style:writing-mode="lr-tb"/>
      <style:text-properties fo:color="#000000" style:font-name="Arial" fo:font-size="12pt" fo:letter-spacing="-0.0004in" fo:language="en" fo:country="US" style:font-size-asian="12pt" style:font-name-complex="Arial" style:font-size-complex="12pt"/>
    </style:style>
    <style:style style:name="P8" style:family="paragraph">
      <style:paragraph-properties fo:margin-top="0in" fo:margin-bottom="0in" fo:line-height="80%"/>
    </style:style>
    <style:style style:name="P9" style:family="paragraph">
      <loext:graphic-properties draw:fill="none" draw:fill-color="#ffffff"/>
      <style:paragraph-properties fo:margin-top="0in" fo:margin-bottom="0in" fo:line-height="80%" style:writing-mode="lr-tb"/>
      <style:text-properties style:font-name="Arial Black1"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margin-top="0in" fo:margin-bottom="0in"/>
    </style:style>
    <style:style style:name="P11" style:family="paragraph">
      <loext:graphic-properties draw:fill="none" draw:fill-color="#ffffff"/>
      <style:paragraph-properties style:writing-mode="lr-tb"/>
      <style:text-properties fo:color="#84ccb2" style:font-name="Proza Libre light" fo:font-size="12pt" fo:language="en" fo:country="US" fo:font-weight="bold" style:font-size-asian="14pt" style:font-weight-asian="bold" style:font-name-complex="Proza Libre light" style:font-size-complex="15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line-height="90%"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84ccb2" style:font-name="Proza Libre light" fo:font-size="12pt" fo:language="en" fo:country="US" fo:font-weight="bold" style:font-size-asian="18pt" style:font-weight-asian="bold" style:font-name-complex="Proza Libre light" style:font-size-complex="15pt" style:font-weight-complex="bold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84ccb2" style:font-name="Proza Libre light" fo:font-size="18pt" fo:language="en" fo:country="US" fo:font-weight="bold" style:font-size-asian="18pt" style:font-weight-asian="bold" style:font-name-complex="Proza Libre light" style:font-size-complex="18pt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0000" style:font-name="Proza Libre light" fo:font-size="12pt" fo:language="en" fo:country="US" fo:font-weight="bold" style:font-size-asian="18pt" style:font-weight-asian="bold" style:font-name-complex="Proza Libre light" style:font-size-complex="15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000000" style:font-name="Arial Black1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color="#000000" style:font-name="Arial" fo:font-size="12pt" fo:language="en" fo:country="US" style:font-size-asian="12pt" style:font-name-complex="Open Sans" style:font-size-complex="12pt"/>
    </style:style>
    <style:style style:name="P20" style:family="paragraph">
      <style:paragraph-properties fo:line-height="80%"/>
    </style:style>
    <style:style style:name="P21" style:family="paragraph">
      <loext:graphic-properties draw:fill="none" draw:fill-color="#ffffff"/>
      <style:paragraph-properties fo:line-height="80%" style:writing-mode="lr-tb"/>
      <style:text-properties fo:color="#000000" style:font-name="Arial Black1" fo:font-size="20pt" fo:language="en" fo:country="US" style:text-underline-style="solid" style:text-underline-width="auto" style:text-underline-color="font-color" fo:font-weight="bold" style:font-size-asian="20pt" style:font-weight-asian="bold" style:font-name-complex="Proza Libre light" style:font-size-complex="20pt" style:font-weight-complex="bold"/>
    </style:style>
    <style:style style:name="P22" style:family="paragraph">
      <style:paragraph-properties fo:margin-top="0in" fo:margin-bottom="0in" fo:line-height="90%"/>
    </style:style>
    <style:style style:name="P23" style:family="paragraph">
      <loext:graphic-properties draw:fill="none" draw:fill-color="#ffffff"/>
      <style:paragraph-properties fo:margin-top="0in" fo:margin-bottom="0in" fo:line-height="90%" style:writing-mode="lr-tb"/>
      <style:text-properties fo:color="#000000" style:font-name="Arial Black1" fo:font-size="12pt" fo:language="en" fo:country="US" style:font-name-complex="Arial Black1" style:font-size-complex="12pt"/>
    </style:style>
    <style:style style:name="P24" style:family="paragraph">
      <loext:graphic-properties draw:fill="solid" draw:fill-color="#9ed6c2"/>
      <style:paragraph-properties fo:text-align="start"/>
      <style:text-properties fo:font-size="18pt"/>
    </style:style>
    <style:style style:name="T1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T4" style:family="text">
      <style:text-properties style:text-position="super 58%"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Arial" fo:font-size="8pt" style:text-underline-style="none" fo:font-weight="normal" style:font-size-asian="8pt" style:font-weight-asian="normal" style:font-name-complex="Tahoma" style:font-size-complex="8pt" style:font-weight-complex="normal"/>
    </style:style>
    <style:style style:name="T7" style:family="text">
      <style:text-properties fo:color="#000000" style:font-name="Arial" fo:font-size="12pt" style:text-underline-style="solid" style:text-underline-width="auto" style:text-underline-color="font-color" fo:font-weight="bold" style:font-size-asian="12pt" style:font-weight-asian="bold" style:font-name-complex="Tahoma" style:font-size-complex="12pt" style:font-weight-complex="bold"/>
    </style:style>
    <style:style style:name="T8" style:family="text">
      <style:text-properties fo:color="#000000" style:font-name="Arial" fo:font-size="12pt" style:text-underline-style="none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color="#000000" style:font-name="Arial Black1" fo:font-size="20pt" fo:language="en" fo:country="US" style:text-underline-style="none" fo:font-weight="bold" style:font-size-asian="20pt" style:font-weight-asian="bold" style:font-name-complex="Proza Libre light" style:font-size-complex="20pt" style:font-weight-complex="bold"/>
    </style:style>
    <style:style style:name="T10" style:family="text">
      <style:text-properties fo:color="#000000" style:font-name="Arial Black1" fo:font-size="20pt" fo:letter-spacing="-0.0071in" fo:language="en" fo:country="US" fo:font-weight="bold" style:font-size-asian="20pt" style:font-weight-asian="bold" style:font-name-complex="Arial" style:font-size-complex="20pt" style:font-weight-complex="bold"/>
    </style:style>
    <style:style style:name="T11" style:family="text">
      <style:text-properties fo:color="#000000" style:font-name="Arial" fo:font-size="12pt" fo:letter-spacing="-0.0071in" fo:language="en" fo:country="US" style:font-size-asian="12pt" style:font-name-complex="Arial" style:font-size-complex="12pt"/>
    </style:style>
    <style:style style:name="T12" style:family="text">
      <style:text-properties fo:color="#000000" style:font-name="Arial" fo:font-size="8pt" fo:letter-spacing="-0.0071in" fo:language="en" fo:country="US" style:font-size-asian="8pt" style:font-name-complex="Arial" style:font-size-complex="8pt"/>
    </style:style>
    <style:style style:name="T13" style:family="text">
      <style:text-properties fo:color="#000000" style:font-name="Arial Black1" fo:font-size="22pt" fo:language="en" fo:country="US" fo:font-weight="bold" style:font-size-asian="22pt" style:font-weight-asian="bold" style:font-name-complex="Proza Libre light" style:font-size-complex="22pt" style:font-weight-complex="bold"/>
    </style:style>
    <style:style style:name="T14" style:family="text">
      <style:text-properties fo:color="#000000" style:font-name="Arial Black1" fo:font-size="28pt" fo:language="en" fo:country="US" fo:font-weight="bold" style:font-size-asian="28pt" style:font-weight-asian="bold" style:font-name-complex="Proza Libre light" style:font-size-complex="28pt" style:font-weight-complex="bold"/>
    </style:style>
    <style:style style:name="T15" style:family="text">
      <style:text-properties fo:color="#000000" style:font-name="Arial Black1" fo:font-size="12pt" fo:language="en" fo:country="US" fo:font-weight="bold" style:font-size-asian="12pt" style:font-weight-asian="bold" style:font-name-complex="Proza Libre light" style:font-size-complex="12pt" style:font-weight-complex="bold"/>
    </style:style>
    <style:style style:name="T16" style:family="text">
      <style:text-properties fo:color="#000000" style:font-name="Arial" fo:font-size="12pt" fo:language="en" fo:country="US" fo:font-weight="normal" style:font-size-asian="12pt" style:font-weight-asian="normal" style:font-name-complex="Proza Libre light" style:font-size-complex="12pt" style:font-weight-complex="normal"/>
    </style:style>
    <style:style style:name="T17" style:family="text">
      <style:text-properties fo:color="#000000" style:font-name="Arial Black1" fo:font-size="8pt" fo:language="en" fo:country="US" fo:font-weight="bold" style:font-size-asian="8pt" style:font-weight-asian="bold" style:font-name-complex="Proza Libre light" style:font-size-complex="8pt" style:font-weight-complex="bold"/>
    </style:style>
    <style:style style:name="T18" style:family="text">
      <style:text-properties fo:color="#000000" style:font-name="Arial Black" fo:font-size="12pt" fo:language="en" fo:country="US" fo:font-weight="bold" style:font-size-asian="12pt" style:font-weight-asian="bold" style:font-name-complex="Proza Libre light" style:font-size-complex="12pt" style:font-weight-complex="bold"/>
    </style:style>
    <style:style style:name="T19" style:family="text">
      <style:text-properties fo:color="#000000" style:font-name="Arial" fo:font-size="8pt" fo:language="en" fo:country="US" fo:font-weight="normal" style:font-size-asian="8pt" style:font-weight-asian="normal" style:font-name-complex="Proza Libre light" style:font-size-complex="8pt" style:font-weight-complex="normal"/>
    </style:style>
    <style:style style:name="T20" style:family="text">
      <style:text-properties fo:color="#000000" style:font-name="Arial Black1" fo:font-size="14pt" fo:language="en" fo:country="US" fo:font-weight="bold" style:font-size-asian="14pt" style:font-weight-asian="bold" style:font-name-complex="Proza Libre light" style:font-size-complex="14pt" style:font-weight-complex="bold"/>
    </style:style>
    <style:style style:name="T21" style:family="text">
      <style:text-properties fo:color="#000000" style:font-name="Arial" fo:font-size="8pt" fo:language="en" fo:country="US" style:text-underline-style="solid" style:text-underline-width="auto" style:text-underline-color="font-color" fo:font-weight="bold" style:font-size-asian="8pt" style:font-weight-asian="bold" style:font-name-complex="Proza Libre light" style:font-size-complex="8pt" style:font-weight-complex="bold"/>
    </style:style>
    <style:style style:name="T22" style:family="text">
      <style:text-properties fo:color="#000000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23" style:family="text">
      <style:text-properties fo:color="#000000"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24" style:family="text">
      <style:text-properties fo:color="#000000" style:font-name="Arial" fo:font-size="8pt" fo:language="en" fo:country="US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25" style:family="text">
      <style:text-properties fo:color="#000000"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T26" style:family="text">
      <style:text-properties fo:color="#000000"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Proza Libre light" style:font-size-complex="12pt" style:font-weight-complex="bold"/>
    </style:style>
    <style:style style:name="T27" style:family="text">
      <style:text-properties fo:color="#000000" style:font-name="Arial" fo:font-size="8pt" fo:language="en" fo:country="US" fo:font-weight="bold" style:font-size-asian="8pt" style:font-weight-asian="bold" style:font-name-complex="Proza Libre light" style:font-size-complex="8pt" style:font-weight-complex="bold"/>
    </style:style>
    <style:style style:name="T28" style:family="text">
      <style:text-properties fo:color="#000000" style:font-name="Arial" fo:font-size="14pt" fo:language="en" fo:country="US" style:text-underline-style="none" fo:font-weight="bold" style:font-size-asian="14pt" style:font-weight-asian="bold" style:font-name-complex="Arial" style:font-size-complex="14pt" style:font-weight-complex="bold"/>
    </style:style>
    <style:style style:name="T29" style:family="text">
      <style:text-properties fo:color="#000000" style:font-name="Arial" fo:font-size="12pt" fo:language="en" fo:country="US" fo:font-weight="normal" style:font-size-asian="12pt" style:font-weight-asian="normal" style:font-name-complex="Arial Black1" style:font-size-complex="12pt" style:font-weight-complex="normal"/>
    </style:style>
    <style:style style:name="T30" style:family="text">
      <style:text-properties fo:color="#000000" style:font-name="Arial" fo:font-size="12pt" fo:language="en" fo:country="US" fo:font-weight="normal" style:font-size-asian="12pt" style:font-weight-asian="normal" style:font-name-complex="Open Sans Light" style:font-size-complex="12pt" style:font-weight-complex="normal"/>
    </style:style>
    <style:style style:name="T31" style:family="text">
      <style:text-properties fo:color="#000000" style:font-name="Arial" fo:font-size="8pt" fo:language="en" fo:country="US" fo:font-weight="normal" style:font-size-asian="8pt" style:font-weight-asian="normal" style:font-name-complex="Open Sans Light" style:font-size-complex="8pt" style:font-weight-complex="normal"/>
    </style:style>
    <style:style style:name="T32" style:family="text">
      <style:text-properties fo:color="#000000"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33" style:family="text">
      <style:text-properties fo:color="#000000" style:font-name="Arial Black1" fo:font-size="20pt" fo:language="en" fo:country="US" fo:font-weight="bold" style:font-size-asian="20pt" style:font-weight-asian="bold" style:font-name-complex="Proza Libre light" style:font-size-complex="20pt" style:font-weight-complex="bold"/>
    </style:style>
    <style:style style:name="T34" style:family="text">
      <style:text-properties style:font-name="Arial Black1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00" style:font-name="Arial" fo:font-size="12pt" fo:language="en" fo:country="US" style:font-size-asian="12pt" style:font-name-complex="Open Sans" style:font-size-complex="12pt"/>
    </style:style>
    <style:style style:name="T36" style:family="text">
      <style:text-properties fo:color="#000000" style:font-name="Arial Black1" fo:font-size="20pt" fo:language="en" fo:country="US" style:text-underline-style="solid" style:text-underline-width="auto" style:text-underline-color="font-color" fo:font-weight="bold" style:font-size-asian="20pt" style:font-weight-asian="bold" style:font-name-complex="Proza Libre light" style:font-size-complex="20pt" style:font-weight-complex="bold"/>
    </style:style>
    <style:style style:name="T37" style:family="text">
      <style:text-properties fo:color="#000000" style:font-name="Arial" fo:font-size="14pt" fo:language="en" fo:country="US" fo:font-weight="bold" style:font-size-asian="14pt" style:font-weight-asian="bold" style:font-name-complex="Arial Black1" style:font-size-complex="14pt" style:font-weight-complex="bold"/>
    </style:style>
    <style:style style:name="T38" style:family="text">
      <style:text-properties fo:color="#000000" style:font-name="Arial" fo:font-size="8pt" fo:language="en" fo:country="US" fo:font-weight="bold" style:font-size-asian="8pt" style:font-weight-asian="bold" style:font-name-complex="Arial Black1" style:font-size-complex="8pt" style:font-weight-complex="bold"/>
    </style:style>
    <style:style style:name="T39" style:family="text">
      <style:text-properties fo:color="#000000" style:font-name="Open Sans" fo:font-size="12pt" fo:language="en" fo:country="US" style:font-name-complex="Open Sans" style:font-size-complex="12pt"/>
    </style:style>
    <style:style style:name="T40" style:family="text">
      <style:text-properties fo:color="#000000" style:font-name="Open Sans" fo:font-size="8pt" fo:language="en" fo:country="US" style:font-size-asian="8pt" style:font-name-complex="Open Sans" style:font-size-complex="8pt" style:font-weight-complex="bold"/>
    </style:style>
    <style:style style:name="T41" style:family="text">
      <style:text-properties fo:color="#000000" style:font-name="Open Sans" fo:font-size="12pt" fo:language="en" fo:country="US" style:font-size-asian="8pt" style:font-name-complex="Open Sans" style:font-size-complex="12pt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3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17in" svg:stroke-color="#000000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9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2.8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3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2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4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6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in" draw:fill="solid" draw:fill-color="#9ed6c2" draw:textarea-vertical-align="top" draw:auto-grow-height="false" fo:min-height="10.902in" fo:min-width="3.0118in" fo:padding-top="0.0492in" fo:padding-bottom="0.0492in" fo:padding-left="0.0984in" fo:padding-right="0.0984in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417in" svg:stroke-color="#ffffff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29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draw:fill="none" draw:textarea-vertical-align="top" draw:auto-grow-height="false" fo:min-height="0.2862in" fo:min-width="4.6965in" fo:padding-top="0.05in" fo:padding-bottom="0.05in" fo:padding-left="0.1in" fo:padding-right="0.1in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Text Box 17" draw:style-name="gr19" draw:text-style-name="P5" svg:width="4.8961in" svg:height="0.3858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64_0" draw:style-name="gr17" draw:text-style-name="P24" svg:width="3.2087in" svg:height="11.0004in" svg:x="-1.0311in" svg:y="-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4" draw:name="Shape4_0" draw:style-name="gr15" draw:text-style-name="P21" svg:width="3.0634in" svg:height="0.6276in" svg:x="-5.8134in" svg:y="-0.0618in"><draw:text-box><text:p text:style-name="P20"><text:span text:style-name="T36">Game Developer</text:span></text:p></draw:text-box></draw:frame><draw:frame text:anchor-type="paragraph" draw:z-index="7" draw:name="Shape9_0" draw:style-name="gr12" draw:text-style-name="P17" svg:width="4.7398in" svg:height="0.5835in" svg:x="-2.6055in" svg:y="-0.5201in"><draw:text-box><text:p><text:span text:style-name="T33">Personal Projects</text:span></text:p></draw:text-box></draw:frame><draw:frame text:anchor-type="paragraph" draw:z-index="8" draw:name="Shape10_0" draw:style-name="gr11" draw:text-style-name="P16" svg:width="4.926in" svg:height="1.5504in" svg:x="-2.6055in" svg:y="0in"><draw:text-box><text:p text:style-name="P12"><text:span text:style-name="T20">MV VERSUS Z </text:span><text:span text:style-name="T20"><text:tab/></text:span><text:span text:style-name="T20"><text:tab/></text:span><text:span text:style-name="T20">(Nov 2021- Jan 2022)</text:span></text:p><text:p text:style-name="P12"><text:span text:style-name="T27"/></text:p><text:p text:style-name="P13"><text:span text:style-name="T22">Project:</text:span><text:span text:style-name="T28"> </text:span><text:span text:style-name="T16"><text:a xlink:href="https://github.com/morijin047/MvFighters" xlink:type="simple">https://github.com/morijin047/MvFighters</text:a></text:span><text:span text:style-name="T23"><text:s/></text:span><text:span text:style-name="T29"><text:s/></text:span><text:span text:style-name="T30"><text:s/></text:span></text:p><text:p text:style-name="P13"><text:span text:style-name="T31"/></text:p><text:p text:style-name="P13"><text:span text:style-name="T22">Description:</text:span><text:span text:style-name="T28"> </text:span><text:span text:style-name="T32">Single handedly built a 2.5D Fighting Game with Online Play.</text:span></text:p><text:p text:style-name="P13"><text:span text:style-name="T24"/></text:p><text:p text:style-name="P13"><text:span text:style-name="T22">Software</text:span><text:span text:style-name="T26">:</text:span><text:span text:style-name="T16"> Unity, Rider/Visual Studio, TRELO, JIRA, GITHUB.</text:span></text:p></draw:text-box></draw:frame><draw:frame text:anchor-type="paragraph" draw:z-index="14" draw:name="Shape3_1" draw:style-name="gr5" draw:text-style-name="P9" svg:width="2.8551in" svg:height="0.9169in" svg:x="-5.8134in" svg:y="-0.9165in"><draw:text-box><text:p text:style-name="P8"><text:span text:style-name="T13">Alex </text:span></text:p><text:p text:style-name="P8"><text:span text:style-name="T13">Monchez-Castillo</text:span><text:span text:style-name="T14"> </text:span></text:p></draw:text-box></draw:frame></text:p>
      <text:p text:style-name="P1"><draw:frame text:anchor-type="paragraph" draw:z-index="15" draw:name="Shape8_0" draw:style-name="gr4" draw:text-style-name="P7" svg:width="2.6807in" svg:height="2.8157in" svg:x="-5.7783in" svg:y="1.9374in"><draw:text-box><text:p text:style-name="P6"><text:span text:style-name="T10">Summary</text:span></text:p><text:p text:style-name="P6"><text:span text:style-name="T11">I have undertaken intensive studies in computer sciences and game development at ISI to be qualified for a career in those fields. I have completed several Projects alone and in a Team during my learning days</text:span></text:p><text:p text:style-name="P6"><text:span text:style-name="T11"/></text:p><text:p text:style-name="P6"><text:span text:style-name="T11">I am motivated, creative, efficient, versatile, with a great sense of self-reliance. I easily adapt to different situations.</text:span></text:p><text:p text:style-name="P6"><text:span text:style-name="T12"/></text:p><text:p text:style-name="P6"><text:span text:style-name="T11">Plat 4 hardstuck.</text:span></text:p></draw:text-box></draw:frame><draw:line text:anchor-type="paragraph" draw:z-index="1" draw:name="Straight Connector 32" draw:style-name="gr18" draw:text-style-name="P5" svg:x1="-5.9177in" svg:y1="0.148in" svg:x2="-2.75in" svg:y2="0.1252in"><text:p/></draw:line><draw:frame text:anchor-type="paragraph" draw:z-index="3" draw:name="Shape2" draw:style-name="gr16" draw:text-style-name="P23" svg:width="2.8232in" svg:height="1.7398in" svg:x="-5.7783in" svg:y="0.3465in"><draw:text-box><text:p text:style-name="P22"><text:span text:style-name="T37">Montreal, QC</text:span></text:p><text:p text:style-name="P22"><text:span text:style-name="T38"/></text:p><text:p text:style-name="P22"><text:span text:style-name="T37">(438) 815-7158</text:span></text:p><text:p text:style-name="P22"><text:span text:style-name="T38"/></text:p><text:p text:style-name="P22"><text:span text:style-name="T39"><text:a xlink:href="mailto:alex.mcastillo047@gmail.com" xlink:type="simple">alex.mcastillo047@gmail.com</text:a></text:span></text:p><text:p text:style-name="P22"><text:span text:style-name="T40"/></text:p><text:p text:style-name="P22"><text:span text:style-name="T41"><text:a xlink:href="https://github.com/morijin047/" xlink:type="simple">https://github.com/morijin047/</text:a></text:span></text:p><text:p text:style-name="P22"><text:span text:style-name="T42"/></text:p><text:p text:style-name="P22"><text:span text:style-name="T43"><text:a xlink:href="https://www.linkedin.com/in/alexcastillo047/" xlink:type="simple">https://www.linkedin.com/in/alexcastillo047/</text:a></text:span></text:p></draw:text-box></draw:frame><draw:frame text:anchor-type="paragraph" draw:z-index="6" draw:name="Shape1_1" draw:style-name="gr13" draw:text-style-name="P18" svg:width="2.7295in" svg:height="1.2122in" svg:x="-5.7783in" svg:y="4.6173in"><draw:text-box><text:p><text:span text:style-name="T34">Languages</text:span></text:p><text:p><text:span text:style-name="T5">Spoken + Written:</text:span></text:p><text:p><text:span text:style-name="T2">-English</text:span></text:p><text:p><text:span text:style-name="T2">-French</text:span></text:p><text:p><text:span text:style-name="T2">-Spanish</text:span></text:p></draw:text-box></draw:frame><draw:frame text:anchor-type="paragraph" draw:z-index="5" draw:name="Shape6" draw:style-name="gr14" draw:text-style-name="P19" svg:width="2.9276in" svg:height="3.4594in" svg:x="-5.7783in" svg:y="5.7563in"><draw:text-box><text:p><text:span text:style-name="T33">SKILLS</text:span></text:p><text:p><text:span text:style-name="T35">- C#</text:span><text:span text:style-name="T35"><text:tab/></text:span><text:span text:style-name="T35"><text:tab/></text:span><text:span text:style-name="T35"><text:tab/></text:span><text:span text:style-name="T35">-C++</text:span></text:p><text:p><text:span text:style-name="T35">-Unity</text:span><text:span text:style-name="T35"><text:tab/></text:span><text:span text:style-name="T35"><text:tab/></text:span><text:span text:style-name="T35"><text:tab/></text:span><text:span text:style-name="T35">-Visual Studio</text:span></text:p><text:p><text:span text:style-name="T35">-Rider</text:span><text:span text:style-name="T35"><text:tab/></text:span><text:span text:style-name="T35"><text:tab/></text:span><text:span text:style-name="T35"><text:tab/></text:span><text:span text:style-name="T35">-SDL</text:span><text:span text:style-name="T35"><text:tab/></text:span><text:span text:style-name="T35"><text:tab/></text:span></text:p><text:p><text:span text:style-name="T35">-OPENGL</text:span><text:span text:style-name="T35"><text:tab/></text:span><text:span text:style-name="T35"><text:tab/></text:span><text:span text:style-name="T35">-Github</text:span></text:p><text:p><text:span text:style-name="T35">-Jira</text:span><text:span text:style-name="T35"><text:tab/></text:span><text:span text:style-name="T35"><text:tab/></text:span><text:span text:style-name="T35"><text:tab/></text:span><text:span text:style-name="T35">-Trelo</text:span><text:span text:style-name="T35"><text:tab/></text:span></text:p><text:p><text:span text:style-name="T35">-Singletons</text:span><text:span text:style-name="T35"><text:tab/></text:span><text:span text:style-name="T35"><text:tab/></text:span><text:span text:style-name="T35">-Delegates</text:span></text:p><text:p><text:span text:style-name="T35">-Sprint</text:span><text:span text:style-name="T35"><text:tab/></text:span><text:span text:style-name="T35"><text:tab/></text:span><text:span text:style-name="T35"><text:tab/></text:span><text:span text:style-name="T35">-Agile Scrum</text:span></text:p><text:p><text:span text:style-name="T35">-AI</text:span><text:span text:style-name="T35"><text:tab/></text:span><text:span text:style-name="T35"><text:tab/></text:span><text:span text:style-name="T35"><text:tab/></text:span><text:span text:style-name="T35">-Netbeans</text:span></text:p><text:p><text:span text:style-name="T35">-Java</text:span><text:span text:style-name="T35"><text:tab/></text:span><text:span text:style-name="T35"><text:tab/></text:span><text:span text:style-name="T35"><text:tab/></text:span><text:span text:style-name="T35">-Eclipse</text:span></text:p><text:p><text:span text:style-name="T35">-Blender</text:span><text:span text:style-name="T35"><text:tab/></text:span><text:span text:style-name="T35"><text:tab/></text:span><text:span text:style-name="T35">-Python</text:span></text:p><text:p><text:span text:style-name="T35">-Unreal Engine 4</text:span><text:span text:style-name="T35"><text:tab/></text:span><text:span text:style-name="T35">-Photoshop <text:s text:c="7"/></text:span></text:p><text:p><text:span text:style-name="T35">-TypeScript</text:span><text:span text:style-name="T35"><text:tab/></text:span><text:span text:style-name="T35"><text:tab/></text:span><text:span text:style-name="T35">-JavaScript</text:span></text:p><text:p><text:span text:style-name="T35">-HTML</text:span><text:span text:style-name="T35"><text:tab/></text:span><text:span text:style-name="T35"><text:tab/></text:span><text:span text:style-name="T35">-CSS</text:span><text:span text:style-name="T35"><text:tab/></text:span></text:p><text:p><text:span text:style-name="T35">-JSON</text:span><text:span text:style-name="T35"><text:tab/></text:span><text:span text:style-name="T35"><text:tab/></text:span><text:span text:style-name="T35">-Modding</text:span></text:p><text:p><text:span text:style-name="T35">-User Interface Design</text:span></text:p><text:p><text:span text:style-name="T35"><text:tab/></text:span><text:span text:style-name="T35"> <text:s text:c="2"/></text:span></text:p></draw:text-box></draw:frame><draw:frame text:anchor-type="paragraph" draw:z-index="9" draw:name="Shape11" draw:style-name="gr10" draw:text-style-name="P15" svg:width="4.9752in" svg:height="1.4587in" svg:x="-2.6055in" svg:y="1.1445in"><draw:text-box><text:p text:style-name="P12"><text:span text:style-name="T20">Captain Cure </text:span><text:span text:style-name="T20"><text:tab/></text:span><text:span text:style-name="T20"><text:tab/></text:span><text:span text:style-name="T20"><text:tab/></text:span><text:span text:style-name="T20">(Oct 2021- Oct 2021)</text:span></text:p><text:p text:style-name="P12"><text:span text:style-name="T17"/></text:p><text:p text:style-name="P13"><text:span text:style-name="T22">Project:</text:span><text:span text:style-name="T23"> </text:span><text:span text:style-name="T16"><text:a xlink:href="https://github.com/morijin047/CaptainCure" xlink:type="simple">https://github.com/morijin047/CaptainCure</text:a></text:span></text:p><text:p text:style-name="P13"><text:span text:style-name="T19"/></text:p><text:p text:style-name="P13"><text:span text:style-name="T22">Description:</text:span><text:span text:style-name="T23"> Survival thriller parkour game with strong terrain and enemies to overcome.</text:span></text:p><text:p text:style-name="P13"><text:span text:style-name="T25"/></text:p><text:p text:style-name="P13"><text:span text:style-name="T22">Software</text:span><text:span text:style-name="T26">:</text:span><text:span text:style-name="T16"> Unity, Visual Studio, JIRA, BITCKET.</text:span></text:p></draw:text-box></draw:frame><draw:frame text:anchor-type="paragraph" draw:z-index="10" draw:name="Shape12" draw:style-name="gr9" draw:text-style-name="P14" svg:width="5.2087in" svg:height="1.3213in" svg:x="-2.6055in" svg:y="2.5402in"><draw:text-box><text:p text:style-name="P12"><text:span text:style-name="T20">BattleGrounds </text:span><text:span text:style-name="T20"><text:tab/></text:span><text:span text:style-name="T20"><text:tab/></text:span><text:span text:style-name="T20">(Sept 2021-Sept 2021)</text:span></text:p><text:p text:style-name="P12"><text:span text:style-name="T21"/></text:p><text:p text:style-name="P13"><text:span text:style-name="T22">Project:</text:span><text:span text:style-name="T23"> </text:span><text:span text:style-name="T16"><text:a xlink:href="https://github.com/morijin047/Battlegrounds" xlink:type="simple">https://github.com/morijin047/Battlegrounds</text:a></text:span></text:p><text:p text:style-name="P13"><text:span text:style-name="T24"/></text:p><text:p text:style-name="P13"><text:span text:style-name="T22">Description:</text:span><text:span text:style-name="T23"> 2 player splitscreen FPS Battle Arena.</text:span></text:p><text:p text:style-name="P13"><text:span text:style-name="T25"/></text:p><text:p text:style-name="P13"><text:span text:style-name="T22">Software:</text:span><text:span text:style-name="T23"> SDL, OPENGL, Visual Studio, TRELO, BITCKET.</text:span></text:p></draw:text-box></draw:frame><draw:line text:anchor-type="paragraph" draw:z-index="16" draw:name="Straight Connector 32_0" draw:style-name="gr3" draw:text-style-name="P5" svg:x1="-2.7193in" svg:y1="3.785in" svg:x2="2.6028in" svg:y2="3.785in"><text:p/></draw:line><draw:frame text:anchor-type="paragraph" draw:z-index="11" draw:name="Shape13" draw:style-name="gr8" draw:text-style-name="P4" svg:width="4.6567in" svg:height="0.4795in" svg:x="-2.6055in" svg:y="3.7953in"><draw:text-box><text:p><text:span text:style-name="T9">Education</text:span></text:p></draw:text-box></draw:frame><draw:frame text:anchor-type="paragraph" draw:z-index="12" draw:name="Shape14" draw:style-name="gr7" draw:text-style-name="P11" svg:width="5.2087in" svg:height="0.9394in" svg:x="-2.6055in" svg:y="4.2118in"><draw:text-box><text:p><text:span text:style-name="T18">Game Development (2020–21)</text:span></text:p><text:p text:style-name="P10"><text:span text:style-name="T19"/></text:p><text:p text:style-name="P10"><text:span text:style-name="T16">Institut Supérieur D’Informatique. Attestation of College Studies. Montréal</text:span></text:p><text:p text:style-name="P10"><text:span text:style-name="T16"/></text:p></draw:text-box></draw:frame><draw:frame text:anchor-type="paragraph" draw:z-index="13" draw:name="Shape14_0" draw:style-name="gr6" draw:text-style-name="P11" svg:width="5.2087in" svg:height="0.7768in" svg:x="-2.6055in" svg:y="5.0465in"><draw:text-box><text:p><text:span text:style-name="T15">Natural and Computer Sciences</text:span><text:span text:style-name="T16"> </text:span><text:span text:style-name="T15">(2015–19)</text:span></text:p><text:p><text:span text:style-name="T17"/></text:p><text:p text:style-name="P10"><text:span text:style-name="T16">College Ahuntsic, Attestation of College Studies. Montreal.</text:span></text:p><text:p text:style-name="P10"><text:span text:style-name="T16"/></text:p></draw:text-box></draw:frame><draw:line text:anchor-type="paragraph" draw:z-index="17" draw:name="Straight Connector 32_1" draw:style-name="gr3" draw:text-style-name="P5" svg:x1="-2.7193in" svg:y1="5.7291in" svg:x2="2.6028in" svg:y2="5.7291in"><text:p/></draw:line><draw:frame text:anchor-type="paragraph" draw:z-index="18" draw:name="Shape13_0" draw:style-name="gr2" draw:text-style-name="P4" svg:width="4.4134in" svg:height="0.7843in" svg:x="-2.6055in" svg:y="5.7291in"><draw:text-box><text:p><text:span text:style-name="T9">Personal Accomplishement</text:span></text:p></draw:text-box></draw:frame><draw:frame text:anchor-type="paragraph" draw:z-index="19" draw:name="Shape15" draw:style-name="gr1" draw:text-style-name="P3" svg:width="4.8843in" svg:height="3.3232in" svg:x="-2.6055in" svg:y="6.1972in"><draw:text-box><text:p><text:span text:style-name="T1">Middle Years Program:</text:span><text:span text:style-name="T2"> Graduated from HB highschool in 2014 in the renown MYP offered by IB.</text:span></text:p><text:p><text:span text:style-name="T3"/></text:p><text:p><text:span text:style-name="T1">President of the gaming club:</text:span><text:span text:style-name="T2"> Responsible of 60+ members, club finances and delegating 5-10 other club leaders for 3 years.</text:span></text:p><text:p><text:span text:style-name="T3"/></text:p><text:p><text:span text:style-name="T1">1</text:span><text:span text:style-name="T4">st</text:span><text:span text:style-name="T1"> Place Fighting Game Tournament</text:span><text:span text:style-name="T5">:</text:span><text:span text:style-name="T2"> 40 men Tournament at OTAKUTHON 2015.</text:span></text:p><text:p><text:span text:style-name="T3"/></text:p><text:p><text:span text:style-name="T1">Modding Experience</text:span><text:span text:style-name="T2">: Made custom builds for Smash Wii U and Sonic Robo Blast 2 Kart</text:span></text:p><text:p><text:span text:style-name="T3"/></text:p><text:p><text:span text:style-name="T1">Volunteer:</text:span><text:span text:style-name="T2"> Various organizations such as “Société canadienne du cancer” and “Je m’exprime-je crée” during 5 years.</text:span></text:p><text:p><text:span text:style-name="T6"/></text:p><text:p><text:span text:style-name="T7">Maintenance worker:</text:span><text:span text:style-name="T8"> <text:s/>Worked at the eco-center of St-Michel for 3 years. Had to enforce the law to citizens and clean the terrain as a team of 5-6.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Proza Libre light" svg:font-family="'Proza Libre light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0pt" style:language-asian="en" style:country-asian="GB" style:font-name-complex="Arial1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2" style:font-size-asian="10pt" style:language-asian="en" style:country-asian="GB" style:font-name-complex="Arial1" style:font-size-complex="10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©Freesumes.com</meta:initial-creator>
    <meta:editing-cycles>20</meta:editing-cycles>
    <meta:creation-date>2018-04-04T12:37:00</meta:creation-date>
    <dc:date>2021-12-18T16:48:31.069000000</dc:date>
    <meta:editing-duration>PT5H23M41S</meta:editing-duration>
    <meta:generator>LibreOffice/6.4.1.2$Windows_X86_64 LibreOffice_project/4d224e95b98b138af42a64d84056446d09082932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